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>
      <style:text-properties fo:font-style="italic" style:font-style-asian="italic" style:font-style-complex="italic"/>
    </style:style>
    <style:style style:name="T8_28" style:family="text">
      <style:text-properties fo:font-style="italic" style:font-style-asian="italic" style:font-style-complex="italic"/>
    </style:style>
    <style:style style:name="T8_29" style:family="text">
      <style:text-properties fo:font-style="italic" style:font-style-asian="italic" style:font-style-complex="italic"/>
    </style:style>
    <style:style style:name="T8_30" style:family="text">
      <style:text-properties fo:font-style="italic" style:font-style-asian="italic" style:font-style-complex="italic"/>
    </style:style>
    <style:style style:name="T8_31" style:family="text">
      <style:text-properties fo:font-style="italic" style:font-style-asian="italic" style:font-style-complex="italic"/>
    </style:style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>
      <style:text-properties fo:font-style="italic" style:font-style-asian="italic" style:font-style-complex="italic"/>
    </style:style>
    <style:style style:name="T8_50" style:family="text">
      <style:text-properties fo:font-style="italic" style:font-style-asian="italic" style:font-style-complex="italic"/>
    </style:style>
    <style:style style:name="T8_51" style:family="text">
      <style:text-properties fo:font-style="italic" style:font-style-asian="italic" style:font-style-complex="italic"/>
    </style:style>
    <style:style style:name="T8_52" style:family="text">
      <style:text-properties fo:font-style="italic" style:font-style-asian="italic" style:font-style-complex="italic"/>
    </style:style>
    <style:style style:name="T8_53" style:family="text">
      <style:text-properties fo:font-style="italic" style:font-style-asian="italic" style:font-style-complex="italic"/>
    </style:style>
    <style:style style:name="T8_54" style:family="text">
      <style:text-properties fo:font-style="italic" style:font-style-asian="italic" style:font-style-complex="italic"/>
    </style:style>
    <style:style style:name="T8_55" style:family="text">
      <style:text-properties fo:font-style="italic" style:font-style-asian="italic" style:font-style-complex="italic"/>
    </style:style>
    <style:style style:name="T8_56" style:family="text">
      <style:text-properties fo:font-style="italic" style:font-style-asian="italic" style:font-style-complex="italic"/>
    </style:style>
    <style:style style:name="T8_57" style:family="text">
      <style:text-properties fo:font-style="italic" style:font-style-asian="italic" style:font-style-complex="italic"/>
    </style:style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P1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a xlink:type="simple" xlink:href="http://sta.sh/04wayh084eu"><text:span text:style-name="T1_2">http</text:span></text:a></text:span><text:span text:style-name="T1_3"><text:a xlink:type="simple" xlink:href="http://sta.sh/04wayh084eu"><text:span text:style-name="T1_4">://</text:span></text:a></text:span><text:span text:style-name="T1_5"><text:a xlink:type="simple" xlink:href="http://sta.sh/04wayh084eu"><text:span text:style-name="T1_6">sta</text:span></text:a></text:span><text:span text:style-name="T1_7"><text:a xlink:type="simple" xlink:href="http://sta.sh/04wayh084eu"><text:span text:style-name="T1_8">.</text:span></text:a></text:span><text:span text:style-name="T1_9"><text:a xlink:type="simple" xlink:href="http://sta.sh/04wayh084eu"><text:span text:style-name="T1_10">sh</text:span></text:a></text:span><text:span text:style-name="T1_11"><text:a xlink:type="simple" xlink:href="http://sta.sh/04wayh084eu"><text:span text:style-name="T1_12">/04</text:span></text:a></text:span><text:span text:style-name="T1_13"><text:a xlink:type="simple" xlink:href="http://sta.sh/04wayh084eu"><text:span text:style-name="T1_14">wayh</text:span></text:a></text:span><text:span text:style-name="T1_15"><text:a xlink:type="simple" xlink:href="http://sta.sh/04wayh084eu"><text:span text:style-name="T1_16">084</text:span></text:a></text:span><text:span text:style-name="T1_17"><text:a xlink:type="simple" xlink:href="http://sta.sh/04wayh084eu"><text:span text:style-name="T1_18">eu</text:span></text:a></text:span></text:p>
      <text:p text:style-name="P2"/>
      <text:p text:style-name="P3"/>
      <text:p text:style-name="P4"><text:span text:style-name="T4_1">Felieton</text:span><text:span text:style-name="T4_2"><text:s/>15</text:span></text:p>
      <text:p text:style-name="P5"><text:span text:style-name="T5_1">Pamiętnik</text:span><text:span text:style-name="T5_2"><text:s/></text:span><text:span text:style-name="T5_3">Oficera</text:span><text:span text:style-name="T5_4"><text:s/></text:span><text:span text:style-name="T5_5">Maremachtu</text:span><text:span text:style-name="T5_6"><text:s/>15</text:span></text:p>
      <text:p text:style-name="P6"><text:span text:style-name="T6_1">Wskrzeszenie</text:span><text:span text:style-name="T6_2"><text:s/></text:span><text:span text:style-name="T6_3">Sombry</text:span></text:p>
      <text:p text:style-name="P7"><text:span text:style-name="T7_1"><text:s/></text:span></text:p>
      <text:p text:style-name="P8"><text:span text:style-name="T8_1">Nowy</text:span><text:span text:style-name="T8_2"><text:s/></text:span><text:span text:style-name="T8_3">sezon</text:span><text:span text:style-name="T8_4"><text:s/></text:span><text:span text:style-name="T8_5">zaskakuje</text:span><text:span text:style-name="T8_6"><text:s/></text:span><text:span text:style-name="T8_7">nie</text:span><text:span text:style-name="T8_8"><text:s/></text:span><text:span text:style-name="T8_9">tylko</text:span><text:span text:style-name="T8_10"><text:s/></text:span><text:span text:style-name="T8_11">odkopywaniem</text:span><text:span text:style-name="T8_12"><text:s/></text:span><text:span text:style-name="T8_13">dawnych</text:span><text:span text:style-name="T8_14"><text:s/></text:span><text:span text:style-name="T8_15">postaci</text:span><text:span text:style-name="T8_16"><text:s/></text:span><text:span text:style-name="T8_17">i</text:span><text:span text:style-name="T8_18"><text:s/></text:span><text:span text:style-name="T8_19">konceptów</text:span><text:span text:style-name="T8_20">,<text:s/></text:span><text:span text:style-name="T8_21">co</text:span><text:span text:style-name="T8_22"><text:s/></text:span><text:span text:style-name="T8_23">w</text:span><text:span text:style-name="T8_24"><text:s/></text:span><text:span text:style-name="T8_25">odcinku</text:span><text:span text:style-name="T8_26"><text:s/></text:span><text:span text:style-name="T8_27">Slice</text:span><text:span text:style-name="T8_28"><text:s/></text:span><text:span text:style-name="T8_29">of</text:span><text:span text:style-name="T8_30"><text:s/></text:span><text:span text:style-name="T8_31">Life</text:span><text:span text:style-name="T8_32"><text:s/></text:span><text:span text:style-name="T8_33">zostało</text:span><text:span text:style-name="T8_34"><text:s/></text:span><text:span text:style-name="T8_35">w</text:span><text:span text:style-name="T8_36"><text:s/></text:span><text:span text:style-name="T8_37">specyficzny</text:span><text:span text:style-name="T8_38"><text:s/></text:span><text:span text:style-name="T8_39">sposób</text:span><text:span text:style-name="T8_40"><text:s/></text:span><text:span text:style-name="T8_41">opanowane</text:span><text:span text:style-name="T8_42"><text:s/></text:span><text:span text:style-name="T8_43">do</text:span><text:span text:style-name="T8_44"><text:s/></text:span><text:span text:style-name="T8_45">perfekcji</text:span><text:span text:style-name="T8_46">.<text:s/></text:span><text:span text:style-name="T8_47">Odcinek</text:span><text:span text:style-name="T8_48"><text:s/></text:span><text:span text:style-name="T8_49">The</text:span><text:span text:style-name="T8_50"><text:s/></text:span><text:span text:style-name="T8_51">Lost</text:span><text:span text:style-name="T8_52"><text:s/></text:span><text:span text:style-name="T8_53">Treasure</text:span><text:span text:style-name="T8_54"><text:s/></text:span><text:span text:style-name="T8_55">of</text:span><text:span text:style-name="T8_56"><text:s/></text:span><text:span text:style-name="T8_57">Griffonstone</text:span><text:span text:style-name="T8_58"><text:s/></text:span><text:span text:style-name="T8_59">wzbudził</text:span><text:span text:style-name="T8_60"><text:s/></text:span><text:span text:style-name="T8_61">wiele</text:span><text:span text:style-name="T8_62"><text:s/></text:span><text:span text:style-name="T8_63">dyskusji</text:span><text:span text:style-name="T8_64">,<text:s/></text:span><text:span text:style-name="T8_65">w</text:span><text:span text:style-name="T8_66"><text:s/></text:span><text:span text:style-name="T8_67">których</text:span><text:span text:style-name="T8_68"><text:s/></text:span><text:span text:style-name="T8_69">pojawiła</text:span><text:span text:style-name="T8_70"><text:s/></text:span><text:span text:style-name="T8_71">się</text:span><text:span text:style-name="T8_72"><text:s/></text:span><text:span text:style-name="T8_73">myśl</text:span><text:span text:style-name="T8_74">,<text:s/></text:span><text:span text:style-name="T8_75">że</text:span><text:span text:style-name="T8_76"><text:s/></text:span><text:span text:style-name="T8_77">być</text:span><text:span text:style-name="T8_78"><text:s/></text:span><text:span text:style-name="T8_79">może</text:span><text:span text:style-name="T8_80"><text:s/></text:span><text:span text:style-name="T8_81">twórcy</text:span><text:span text:style-name="T8_82"><text:s/></text:span><text:span text:style-name="T8_83">będą</text:span><text:span text:style-name="T8_84"><text:s/></text:span><text:span text:style-name="T8_85">chcieli</text:span><text:span text:style-name="T8_86"><text:s/></text:span><text:span text:style-name="T8_87">wyciągać</text:span><text:span text:style-name="T8_88"><text:s/></text:span><text:span text:style-name="T8_89">różne</text:span><text:span text:style-name="T8_90"><text:s/></text:span><text:span text:style-name="T8_91">podobne</text:span><text:span text:style-name="T8_92">,<text:s/></text:span><text:span text:style-name="T8_93">nierozwiązane</text:span><text:span text:style-name="T8_94"><text:s/></text:span><text:span text:style-name="T8_95">konflikty</text:span><text:span text:style-name="T8_96"><text:s/></text:span><text:span text:style-name="T8_97">z</text:span><text:span text:style-name="T8_98"><text:s/></text:span><text:span text:style-name="T8_99">przeszłości</text:span><text:span text:style-name="T8_100">,<text:s/></text:span><text:span text:style-name="T8_101">aby</text:span><text:span text:style-name="T8_102"><text:s/></text:span><text:span text:style-name="T8_103">teraz</text:span><text:span text:style-name="T8_104"><text:s/></text:span><text:span text:style-name="T8_105">poszczególne</text:span><text:span text:style-name="T8_106"><text:s/></text:span><text:span text:style-name="T8_107">klacze</text:span><text:span text:style-name="T8_108"><text:s/></text:span><text:span text:style-name="T8_109">z</text:span><text:span text:style-name="T8_110"><text:s/></text:span><text:span text:style-name="T8_111">Mane</text:span><text:span text:style-name="T8_112"><text:s/>6<text:s/></text:span><text:span text:style-name="T8_113">po</text:span><text:span text:style-name="T8_114"><text:s/></text:span><text:span text:style-name="T8_115">wezwaniu</text:span><text:span text:style-name="T8_116"><text:s/></text:span><text:span text:style-name="T8_117">mapy</text:span><text:span text:style-name="T8_118"><text:s/></text:span><text:span text:style-name="T8_119">coś</text:span><text:span text:style-name="T8_120"><text:s/></text:span><text:span text:style-name="T8_121">z</text:span><text:span text:style-name="T8_122"><text:s/></text:span><text:span text:style-name="T8_123">nimi</text:span><text:span text:style-name="T8_124"><text:s/></text:span><text:span text:style-name="T8_125">zrobiły</text:span><text:span text:style-name="T8_126">.<text:s/></text:span><text:span text:style-name="T8_127">W</text:span><text:span text:style-name="T8_128"><text:s/></text:span><text:span text:style-name="T8_129">ten</text:span><text:span text:style-name="T8_130"><text:s/></text:span><text:span text:style-name="T8_131">sposób</text:span><text:span text:style-name="T8_132"><text:s/></text:span><text:span text:style-name="T8_133">może</text:span><text:span text:style-name="T8_134"><text:s/></text:span><text:span text:style-name="T8_135">wrócić</text:span><text:span text:style-name="T8_136"><text:s/></text:span><text:span text:style-name="T8_137">Chrysalis</text:span><text:span text:style-name="T8_138">,<text:s/></text:span><text:span text:style-name="T8_139">diamentowe</text:span><text:span text:style-name="T8_140"><text:s/></text:span><text:span text:style-name="T8_141">psy</text:span><text:span text:style-name="T8_142">,<text:s/></text:span><text:span text:style-name="T8_143">smoki</text:span><text:span text:style-name="T8_144"><text:s/></text:span><text:span text:style-name="T8_145">lub</text:span><text:span text:style-name="T8_146"><text:s/></text:span><text:span text:style-name="T8_147">szajka</text:span><text:span text:style-name="T8_148"><text:s/></text:span><text:span text:style-name="T8_149">dr</text:span><text:span text:style-name="T8_150">.<text:s/></text:span><text:span text:style-name="T8_151">Caballerona</text:span><text:span text:style-name="T8_152">.<text:s/></text:span><text:span text:style-name="T8_153">Czy</text:span><text:span text:style-name="T8_154"><text:s/></text:span><text:span text:style-name="T8_155">tak</text:span><text:span text:style-name="T8_156"><text:s/></text:span><text:span text:style-name="T8_157">będzie</text:span><text:span text:style-name="T8_158">,<text:s/></text:span><text:span text:style-name="T8_159">to</text:span><text:span text:style-name="T8_160"><text:s/></text:span><text:span text:style-name="T8_161">nie</text:span><text:span text:style-name="T8_162"><text:s/></text:span><text:span text:style-name="T8_163">mam</text:span><text:span text:style-name="T8_164"><text:s/></text:span><text:span text:style-name="T8_165">pewności</text:span><text:span text:style-name="T8_166">,<text:s/></text:span><text:span text:style-name="T8_167">potrzebny</text:span><text:span text:style-name="T8_168"><text:s/></text:span><text:span text:style-name="T8_169">jest</text:span><text:span text:style-name="T8_170"><text:s/></text:span><text:span text:style-name="T8_171">jeszcze</text:span><text:span text:style-name="T8_172"><text:s/></text:span><text:span text:style-name="T8_173">jeden</text:span><text:span text:style-name="T8_174"><text:s/></text:span><text:span text:style-name="T8_175">odcinek</text:span><text:span text:style-name="T8_176"><text:s/></text:span><text:span text:style-name="T8_177">z</text:span><text:span text:style-name="T8_178"><text:s/></text:span><text:span text:style-name="T8_179">mapą</text:span><text:span text:style-name="T8_180">,<text:s/></text:span><text:span text:style-name="T8_181">aby</text:span><text:span text:style-name="T8_182"><text:s/></text:span><text:span text:style-name="T8_183">móc</text:span><text:span text:style-name="T8_184"><text:s/></text:span><text:span text:style-name="T8_185">powiedzieć</text:span><text:span text:style-name="T8_186"><text:s/></text:span><text:span text:style-name="T8_187">coś</text:span><text:span text:style-name="T8_188"><text:s/></text:span><text:span text:style-name="T8_189">konkretnego</text:span><text:span text:style-name="T8_190">.</text:span></text:p>
      <text:p text:style-name="P9"/>
      <text:p text:style-name="P10"><text:span text:style-name="T10_1">Ale</text:span><text:span text:style-name="T10_2"><text:s/></text:span><text:span text:style-name="T10_3">jeśli</text:span><text:span text:style-name="T10_4">…<text:s/></text:span><text:span text:style-name="T10_5">to</text:span><text:span text:style-name="T10_6"><text:s/></text:span><text:span text:style-name="T10_7">co</text:span><text:span text:style-name="T10_8"><text:s/></text:span><text:span text:style-name="T10_9">z</text:span><text:span text:style-name="T10_10"><text:s/></text:span><text:span text:style-name="T10_11">Sombrą</text:span><text:span text:style-name="T10_12">?<text:s/></text:span><text:span text:style-name="T10_13">Wszak</text:span><text:span text:style-name="T10_14"><text:s/></text:span><text:span text:style-name="T10_15">ta</text:span><text:span text:style-name="T10_16"><text:s/></text:span><text:span text:style-name="T10_17">postać</text:span><text:span text:style-name="T10_18"><text:s/></text:span><text:span text:style-name="T10_19">została</text:span><text:span text:style-name="T10_20"><text:s/></text:span><text:span text:style-name="T10_21">opisana</text:span><text:span text:style-name="T10_22"><text:s/></text:span><text:span text:style-name="T10_23">niegodnie</text:span><text:span text:style-name="T10_24"><text:s/></text:span><text:span text:style-name="T10_25">skąpo</text:span><text:span text:style-name="T10_26">,<text:s/></text:span><text:span text:style-name="T10_27">a</text:span><text:span text:style-name="T10_28"><text:s/></text:span><text:span text:style-name="T10_29">równocześnie</text:span><text:span text:style-name="T10_30"><text:s/></text:span><text:span text:style-name="T10_31">zaprojektowano</text:span><text:span text:style-name="T10_32"><text:s/></text:span><text:span text:style-name="T10_33">ją</text:span><text:span text:style-name="T10_34"><text:s/></text:span><text:span text:style-name="T10_35">zachwycająco</text:span><text:span text:style-name="T10_36">,<text:s/></text:span><text:span text:style-name="T10_37">co</text:span><text:span text:style-name="T10_38"><text:s/></text:span><text:span text:style-name="T10_39">przyznają</text:span><text:span text:style-name="T10_40"><text:s/></text:span><text:span text:style-name="T10_41">nawet</text:span><text:span text:style-name="T10_42"><text:s/></text:span><text:span text:style-name="T10_43">osoby</text:span><text:span text:style-name="T10_44"><text:s/></text:span><text:span text:style-name="T10_45">spoza</text:span><text:span text:style-name="T10_46"><text:s/></text:span><text:span text:style-name="T10_47">fandomu</text:span><text:span text:style-name="T10_48">.</text:span></text:p>
      <text:p text:style-name="P11"/>
      <text:p text:style-name="P12"><text:span text:style-name="T12_1">Argumentem</text:span><text:span text:style-name="T12_2"><text:s/></text:span><text:span text:style-name="T12_3">przeciw</text:span><text:span text:style-name="T12_4"><text:s/></text:span><text:span text:style-name="T12_5">jest</text:span><text:span text:style-name="T12_6"><text:s/></text:span><text:span text:style-name="T12_7">sposób</text:span><text:span text:style-name="T12_8">,<text:s/></text:span><text:span text:style-name="T12_9">w</text:span><text:span text:style-name="T12_10"><text:s/></text:span><text:span text:style-name="T12_11">jaki</text:span><text:span text:style-name="T12_12"><text:s/></text:span><text:span text:style-name="T12_13">poniósł</text:span><text:span text:style-name="T12_14"><text:s/></text:span><text:span text:style-name="T12_15">klęskę</text:span><text:span text:style-name="T12_16">.<text:s/></text:span><text:span text:style-name="T12_17">Jego</text:span><text:span text:style-name="T12_18"><text:s/></text:span><text:span text:style-name="T12_19">ciało</text:span><text:span text:style-name="T12_20"><text:s/></text:span><text:span text:style-name="T12_21">rozpada</text:span><text:span text:style-name="T12_22"><text:s/></text:span><text:span text:style-name="T12_23">się</text:span><text:span text:style-name="T12_24"><text:s/></text:span><text:span text:style-name="T12_25">i</text:span><text:span text:style-name="T12_26"><text:s/></text:span><text:span text:style-name="T12_27">znika</text:span><text:span text:style-name="T12_28">,<text:s/></text:span><text:span text:style-name="T12_29">a</text:span><text:span text:style-name="T12_30"><text:s/></text:span><text:span text:style-name="T12_31">kawałek</text:span><text:span text:style-name="T12_32"><text:s/></text:span><text:span text:style-name="T12_33">rogu</text:span><text:span text:style-name="T12_34"><text:s/></text:span><text:span text:style-name="T12_35">ląduje</text:span><text:span text:style-name="T12_36"><text:s/></text:span><text:span text:style-name="T12_37">poza</text:span><text:span text:style-name="T12_38"><text:s/></text:span><text:span text:style-name="T12_39">kadrem</text:span><text:span text:style-name="T12_40"><text:s/></text:span><text:span text:style-name="T12_41">i</text:span><text:span text:style-name="T12_42"><text:s/></text:span><text:span text:style-name="T12_43">nie</text:span><text:span text:style-name="T12_44"><text:s/></text:span><text:span text:style-name="T12_45">wiadomo</text:span><text:span text:style-name="T12_46">,<text:s/></text:span><text:span text:style-name="T12_47">co</text:span><text:span text:style-name="T12_48"><text:s/></text:span><text:span text:style-name="T12_49">się</text:span><text:span text:style-name="T12_50"><text:s/></text:span><text:span text:style-name="T12_51">z</text:span><text:span text:style-name="T12_52"><text:s/></text:span><text:span text:style-name="T12_53">nim</text:span><text:span text:style-name="T12_54"><text:s/></text:span><text:span text:style-name="T12_55">stało</text:span><text:span text:style-name="T12_56">.</text:span></text:p>
      <text:p text:style-name="P13"/>
      <text:p text:style-name="P14"><text:span text:style-name="T14_1">Gdyby</text:span><text:span text:style-name="T14_2"><text:s/></text:span><text:span text:style-name="T14_3">to</text:span><text:span text:style-name="T14_4"><text:s/></text:span><text:span text:style-name="T14_5">była</text:span><text:span text:style-name="T14_6"><text:s/></text:span><text:span text:style-name="T14_7">powieść</text:span><text:span text:style-name="T14_8"><text:s/></text:span><text:span text:style-name="T14_9">dla</text:span><text:span text:style-name="T14_10"><text:s/></text:span><text:span text:style-name="T14_11">dorosłych</text:span><text:span text:style-name="T14_12">,<text:s/></text:span><text:span text:style-name="T14_13">to</text:span><text:span text:style-name="T14_14"><text:s/></text:span><text:span text:style-name="T14_15">ten</text:span><text:span text:style-name="T14_16"><text:s/></text:span><text:span text:style-name="T14_17">fragment</text:span><text:span text:style-name="T14_18"><text:s/></text:span><text:span text:style-name="T14_19">rogu</text:span><text:span text:style-name="T14_20"><text:s/></text:span><text:span text:style-name="T14_21">mógłby</text:span><text:span text:style-name="T14_22"><text:s/></text:span><text:span text:style-name="T14_23">spokojnie</text:span><text:span text:style-name="T14_24"><text:s/></text:span><text:span text:style-name="T14_25">stać</text:span><text:span text:style-name="T14_26"><text:s/></text:span><text:span text:style-name="T14_27">się</text:span><text:span text:style-name="T14_28"><text:s/></text:span><text:span text:style-name="T14_29">pierwiastkiem</text:span><text:span text:style-name="T14_30"><text:s/></text:span><text:span text:style-name="T14_31">służącym</text:span><text:span text:style-name="T14_32"><text:s/></text:span><text:span text:style-name="T14_33">do</text:span><text:span text:style-name="T14_34"><text:s/></text:span><text:span text:style-name="T14_35">odtworzenia</text:span><text:span text:style-name="T14_36"><text:s/></text:span><text:span text:style-name="T14_37">postaci</text:span><text:span text:style-name="T14_38">.<text:s/></text:span><text:span text:style-name="T14_39">Jednak</text:span><text:span text:style-name="T14_40"><text:s/></text:span><text:span text:style-name="T14_41">w</text:span><text:span text:style-name="T14_42"><text:s/></text:span><text:span text:style-name="T14_43">kreskówce</text:span><text:span text:style-name="T14_44"><text:s/></text:span><text:span text:style-name="T14_45">edukacyjnej</text:span><text:span text:style-name="T14_46"><text:s/></text:span><text:span text:style-name="T14_47">dla</text:span><text:span text:style-name="T14_48"><text:s/></text:span><text:span text:style-name="T14_49">dzieci</text:span><text:span text:style-name="T14_50"><text:s/></text:span><text:span text:style-name="T14_51">to</text:span><text:span text:style-name="T14_52"><text:s/></text:span><text:span text:style-name="T14_53">byłby</text:span><text:span text:style-name="T14_54"><text:s/></text:span><text:span text:style-name="T14_55">dość</text:span><text:span text:style-name="T14_56"><text:s/></text:span><text:span text:style-name="T14_57">gruby</text:span><text:span text:style-name="T14_58"><text:s/></text:span><text:span text:style-name="T14_59">motyw</text:span><text:span text:style-name="T14_60">,<text:s/></text:span><text:span text:style-name="T14_61">jeden</text:span><text:span text:style-name="T14_62"><text:s/></text:span><text:span text:style-name="T14_63">z</text:span><text:span text:style-name="T14_64"><text:s/></text:span><text:span text:style-name="T14_65">tych</text:span><text:span text:style-name="T14_66"><text:s/></text:span><text:span text:style-name="T14_67">bardziej</text:span><text:span text:style-name="T14_68"><text:s/></text:span><text:span text:style-name="T14_69">upiornych</text:span><text:span text:style-name="T14_70">.<text:s/></text:span><text:span text:style-name="T14_71">Ale</text:span><text:span text:style-name="T14_72"><text:s/></text:span><text:span text:style-name="T14_73">te</text:span><text:span text:style-name="T14_74"><text:s/></text:span><text:span text:style-name="T14_75">obiekcje</text:span><text:span text:style-name="T14_76"><text:s/></text:span><text:span text:style-name="T14_77">żywiłem</text:span><text:span text:style-name="T14_78"><text:s/></text:span><text:span text:style-name="T14_79">w</text:span><text:span text:style-name="T14_80"><text:s/></text:span><text:span text:style-name="T14_81">czasach</text:span><text:span text:style-name="T14_82">,<text:s/></text:span><text:span text:style-name="T14_83">kiedy</text:span><text:span text:style-name="T14_84"><text:s/></text:span><text:span text:style-name="T14_85">III</text:span><text:span text:style-name="T14_86"><text:s/></text:span><text:span text:style-name="T14_87">sezon</text:span><text:span text:style-name="T14_88"><text:s/></text:span><text:span text:style-name="T14_89">był</text:span><text:span text:style-name="T14_90"><text:s/></text:span><text:span text:style-name="T14_91">świeży</text:span><text:span text:style-name="T14_92">.<text:s/></text:span><text:span text:style-name="T14_93">Teraz</text:span><text:span text:style-name="T14_94">,<text:s/></text:span><text:span text:style-name="T14_95">po</text:span><text:span text:style-name="T14_96"><text:s/></text:span><text:span text:style-name="T14_97">wydarzeniach</text:span><text:span text:style-name="T14_98"><text:s/></text:span><text:span text:style-name="T14_99">IV</text:span><text:span text:style-name="T14_100"><text:s/></text:span><text:span text:style-name="T14_101">i</text:span><text:span text:style-name="T14_102"><text:s/></text:span><text:span text:style-name="T14_103">V</text:span><text:span text:style-name="T14_104"><text:s/></text:span><text:span text:style-name="T14_105">roku</text:span><text:span text:style-name="T14_106">,<text:s/></text:span><text:span text:style-name="T14_107">widzieliśmy</text:span><text:span text:style-name="T14_108"><text:s/></text:span><text:span text:style-name="T14_109">już</text:span><text:span text:style-name="T14_110"><text:s/></text:span><text:span text:style-name="T14_111">chyba</text:span><text:span text:style-name="T14_112"><text:s/></text:span><text:span text:style-name="T14_113">gorsze</text:span><text:span text:style-name="T14_114"><text:s/></text:span><text:span text:style-name="T14_115">rzeczy</text:span><text:span text:style-name="T14_116">,<text:s/></text:span><text:span text:style-name="T14_117">więc</text:span><text:span text:style-name="T14_118"><text:s/></text:span><text:span text:style-name="T14_119">kto</text:span><text:span text:style-name="T14_120"><text:s/></text:span><text:span text:style-name="T14_121">wie</text:span><text:span text:style-name="T14_122">?<text:s/></text:span><text:span text:style-name="T14_123">Kto</text:span><text:span text:style-name="T14_124"><text:s/></text:span><text:span text:style-name="T14_125">wie</text:span><text:span text:style-name="T14_126">?</text:span></text:p>
      <text:p text:style-name="P15"/>
      <text:p text:style-name="P16"><text:span text:style-name="T16_1">Teoretycznie</text:span><text:span text:style-name="T16_2"><text:s/></text:span><text:span text:style-name="T16_3">twórcy</text:span><text:span text:style-name="T16_4"><text:s/></text:span><text:span text:style-name="T16_5">powiedzieli</text:span><text:span text:style-name="T16_6">,<text:s/></text:span><text:span text:style-name="T16_7">że</text:span><text:span text:style-name="T16_8"><text:s/></text:span><text:span text:style-name="T16_9">nie</text:span><text:span text:style-name="T16_10"><text:s/></text:span><text:span text:style-name="T16_11">zamierzają</text:span><text:span text:style-name="T16_12"><text:s/></text:span><text:span text:style-name="T16_13">niczego</text:span><text:span text:style-name="T16_14"><text:s/></text:span><text:span text:style-name="T16_15">robić</text:span><text:span text:style-name="T16_16"><text:s/></text:span><text:span text:style-name="T16_17">z</text:span><text:span text:style-name="T16_18"><text:s/></text:span><text:span text:style-name="T16_19">Sombrą</text:span><text:span text:style-name="T16_20">.<text:s/></text:span><text:span text:style-name="T16_21">Jednak</text:span><text:span text:style-name="T16_22"><text:s/></text:span><text:span text:style-name="T16_23">zawsze</text:span><text:span text:style-name="T16_24"><text:s/></text:span><text:span text:style-name="T16_25">może</text:span><text:span text:style-name="T16_26"><text:s/></text:span><text:span text:style-name="T16_27">im</text:span><text:span text:style-name="T16_28"><text:s/></text:span><text:span text:style-name="T16_29">się</text:span><text:span text:style-name="T16_30"><text:s/></text:span><text:span text:style-name="T16_31">odwidzieć</text:span><text:span text:style-name="T16_32">.</text:span></text:p>
      <text:p text:style-name="P17"/>
      <text:p text:style-name="P18"><text:span text:style-name="T18_1">Odgrzewanie</text:span><text:span text:style-name="T18_2"><text:s/></text:span><text:span text:style-name="T18_3">kotletów</text:span><text:span text:style-name="T18_4"><text:s/></text:span><text:span text:style-name="T18_5">jest</text:span><text:span text:style-name="T18_6"><text:s/></text:span><text:span text:style-name="T18_7">w</text:span><text:span text:style-name="T18_8"><text:s/></text:span><text:span text:style-name="T18_9">MLP</text:span><text:span text:style-name="T18_10"><text:s/></text:span><text:span text:style-name="T18_11">dość</text:span><text:span text:style-name="T18_12"><text:s/></text:span><text:span text:style-name="T18_13">częste</text:span><text:span text:style-name="T18_14">.<text:s/></text:span><text:span text:style-name="T18_15">Ciekawe</text:span><text:span text:style-name="T18_16">,<text:s/></text:span><text:span text:style-name="T18_17">czy</text:span><text:span text:style-name="T18_18"><text:s/></text:span><text:span text:style-name="T18_19">jeszcze</text:span><text:span text:style-name="T18_20"><text:s/></text:span><text:span text:style-name="T18_21">w</text:span><text:span text:style-name="T18_22"><text:s/></text:span><text:span text:style-name="T18_23">tym</text:span><text:span text:style-name="T18_24"><text:s/></text:span><text:span text:style-name="T18_25">sezonie</text:span><text:span text:style-name="T18_26"><text:s/></text:span><text:span text:style-name="T18_27">zaszczyci</text:span><text:span text:style-name="T18_28"><text:s/></text:span><text:span text:style-name="T18_29">nas</text:span><text:span text:style-name="T18_30"><text:s/></text:span><text:span text:style-name="T18_31">taki</text:span><text:span text:style-name="T18_32"><text:s/></text:span><text:span text:style-name="T18_33">jeden</text:span><text:span text:style-name="T18_34"><text:s/></text:span><text:span text:style-name="T18_35">z</text:span><text:span text:style-name="T18_36"><text:s/></text:span><text:span text:style-name="T18_37">wystającym</text:span><text:span text:style-name="T18_38">,<text:s/></text:span><text:span text:style-name="T18_39">czerwonym</text:span><text:span text:style-name="T18_40"><text:s/></text:span><text:span text:style-name="T18_41">rogiem</text:span><text:span text:style-name="T18_42"><text:s/></text:span><text:span text:style-name="T18_43">i</text:span><text:span text:style-name="T18_44"><text:s/></text:span><text:span text:style-name="T18_45">posypany</text:span><text:span text:style-name="T18_46"><text:s/></text:span><text:span text:style-name="T18_47">kryształami</text:span><text:span text:style-name="T18_48">?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